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Stats.MessagingSta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ingStats.getOutbound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Stats.getIn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Sta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Sta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ingStats.dump( IndentPrin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ingSta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ingStats.getOut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Stats.MessagingStats( String name , MessagingStats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ingStats.getInbound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